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svg:stroke-color="#c5000b" draw:fill="none" draw:textarea-horizontal-align="center" draw:textarea-vertical-align="middle"/>
    </style:style>
    <style:style style:name="gr5" style:family="graphic" style:parent-style-name="standard">
      <style:graphic-properties svg:stroke-color="#004586" draw:fill="none" draw:textarea-horizontal-align="center" draw:textarea-vertical-align="middle"/>
    </style:style>
    <style:style style:name="gr6" style:family="graphic" style:parent-style-name="standard">
      <style:graphic-properties svg:stroke-color="#c5000b" draw:marker-end="Small_20_Arrow" draw:marker-end-width="0.1cm" draw:textarea-horizontal-align="center" draw:textarea-vertical-align="middle"/>
    </style:style>
    <style:style style:name="gr7" style:family="graphic" style:parent-style-name="standard">
      <style:graphic-properties svg:stroke-color="#004586" draw:marker-end="Small_20_Arrow" draw:marker-end-width="0.1cm" draw:textarea-horizontal-align="center" draw:textarea-vertical-align="middle"/>
    </style:style>
    <style:style style:name="gr8" style:family="graphic" style:parent-style-name="standard">
      <style:graphic-properties draw:fill="hatch" draw:fill-color="#ffffff" draw:fill-gradient-name="Gradient_20_1" draw:fill-hatch-name="Hatch_20_51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Hatch_20_51" draw:fill-hatch-solid="fals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1.03cm"/>
    </style:style>
    <style:style style:name="gr11" style:family="graphic" style:parent-style-name="standard">
      <style:graphic-properties draw:fill="hatch" draw:fill-color="#ffffff" draw:fill-gradient-name="Gradient_20_1" draw:fill-hatch-name="Hatch_20_52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4586" draw:textarea-horizontal-align="center" draw:textarea-vertical-align="middle"/>
    </style:style>
    <style:style style:name="gr13" style:family="graphic" style:parent-style-name="standard">
      <style:graphic-properties svg:stroke-color="#c5000b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svg:stroke-color="#004586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ff" draw:fill-gradient-name="Gradient_20_1" draw:fill-hatch-name="Hatch_20_51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61cm" fo:padding-top="0cm" fo:padding-bottom="0cm" fo:padding-left="0cm" fo:padding-right="0cm"/>
    </style:style>
    <style:style style:name="gr18" style:family="graphic" style:parent-style-name="standard">
      <style:graphic-properties svg:stroke-color="#c0c0c0" draw:marker-end="Small_20_Arrow" draw:marker-end-width="0.08cm" draw:textarea-horizontal-align="center" draw:textarea-vertical-align="middle"/>
    </style:style>
    <style:style style:name="gr19" style:family="graphic" style:parent-style-name="standard">
      <style:graphic-properties draw:fill="hatch" draw:fill-color="#ffffff" draw:fill-gradient-name="Gradient_20_1" draw:fill-hatch-name="Hatch_20_58" draw:fill-hatch-solid="false" draw:textarea-horizontal-align="justify" draw:textarea-vertical-align="middle" draw:auto-grow-height="false"/>
    </style:style>
    <style:style style:name="gr20" style:family="graphic" style:parent-style-name="standard">
      <style:graphic-properties draw:fill="hatch" draw:fill-color="#ffffff" draw:fill-gradient-name="Gradient_20_1" draw:fill-hatch-name="Hatch_20_53" draw:fill-hatch-solid="false" draw:textarea-horizontal-align="justify" draw:textarea-vertical-align="middle" draw:auto-grow-height="false"/>
    </style:style>
    <style:style style:name="gr21" style:family="graphic" style:parent-style-name="standard">
      <style:graphic-properties draw:fill="hatch" draw:fill-color="#ffffff" draw:fill-gradient-name="Gradient_20_1" draw:fill-hatch-name="Hatch_20_56" draw:fill-hatch-solid="true" draw:textarea-horizontal-align="justify" draw:textarea-vertical-align="middle" draw:auto-grow-height="false"/>
    </style:style>
    <style:style style:name="gr22" style:family="graphic" style:parent-style-name="standard">
      <style:graphic-properties draw:fill="hatch" draw:fill-color="#ffffff" draw:fill-gradient-name="Gradient_20_1" draw:fill-hatch-name="Hatch_20_55" draw:fill-hatch-solid="true" draw:textarea-horizontal-align="justify" draw:textarea-vertical-align="middle" draw:auto-grow-height="false"/>
    </style:style>
    <style:style style:name="gr23" style:family="graphic" style:parent-style-name="standard">
      <style:graphic-properties draw:fill="hatch" draw:fill-color="#ffffff" draw:fill-gradient-name="Gradient_20_1" draw:fill-hatch-name="Hatch_20_57" draw:fill-hatch-solid="true" draw:textarea-horizontal-align="justify" draw:textarea-vertical-align="middle" draw:auto-grow-height="false"/>
    </style:style>
    <style:style style:name="gr24" style:family="graphic" style:parent-style-name="standard">
      <style:graphic-properties draw:fill="hatch" draw:fill-color="#ffffff" draw:fill-gradient-name="Gradient_20_1" draw:fill-hatch-name="Hatch_20_52" draw:fill-hatch-solid="true" draw:textarea-horizontal-align="justify" draw:textarea-vertical-align="middle" draw:auto-grow-height="false"/>
    </style:style>
    <style:style style:name="gr25" style:family="graphic" style:parent-style-name="standard">
      <style:graphic-properties draw:fill="hatch" draw:fill-color="#ffffff" draw:fill-gradient-name="Gradient_20_1" draw:fill-hatch-name="Hatch_20_54" draw:fill-hatch-solid="true" draw:textarea-horizontal-align="justify" draw:textarea-vertical-align="middle" draw:auto-grow-height="false"/>
    </style:style>
    <style:style style:name="gr26" style:family="graphic" style:parent-style-name="standard">
      <style:graphic-properties draw:fill="hatch" draw:fill-color="#ffffff" draw:fill-gradient-name="Gradient_20_1" draw:fill-hatch-name="Hatch_20_53" draw:fill-hatch-solid="true" draw:textarea-horizontal-align="justify" draw:textarea-vertical-align="middle" draw:auto-grow-height="false"/>
    </style:style>
    <style:style style:name="gr27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c5000b" fo:font-size="10pt" style:font-size-asian="10pt" style:font-size-complex="10pt"/>
    </style:style>
    <style:style style:name="P4" style:family="paragraph">
      <style:text-properties fo:color="#004586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c5000b" fo:font-size="8pt" style:font-size-asian="8pt" style:font-size-complex="8pt"/>
    </style:style>
    <style:style style:name="P7" style:family="paragraph">
      <style:text-properties fo:color="#004586"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color="#c5000b" style:text-position="sub 58%" fo:font-size="10pt" style:font-size-asian="10pt" style:font-size-complex="10pt"/>
    </style:style>
    <style:style style:name="T5" style:family="text">
      <style:text-properties fo:color="#004586" fo:font-size="10pt" style:font-size-asian="10pt" style:font-size-complex="10pt"/>
    </style:style>
    <style:style style:name="T6" style:family="text">
      <style:text-properties fo:color="#004586" style:text-position="sub 58%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5000b" fo:font-size="8pt" style:font-size-asian="8pt" style:font-size-complex="8pt"/>
    </style:style>
    <style:style style:name="T9" style:family="text">
      <style:text-properties fo:color="#004586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6.5cm" svg:x2="3cm" svg:y2="1.5cm">
          <text:p/>
        </draw:line>
        <draw:line draw:style-name="gr1" draw:text-style-name="P1" draw:layer="layout" svg:x1="3cm" svg:y1="6.5cm" svg:x2="9.5cm" svg:y2="6.5cm">
          <text:p/>
        </draw:line>
        <draw:frame draw:style-name="gr2" draw:text-style-name="P2" draw:layer="layout" svg:width="0.938cm" svg:height="0.964cm" svg:x="9.1cm" svg:y="6.3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4cm" svg:x="2.2cm" svg:y="1.001cm">
          <draw:text-box>
            <text:p><text:span text:style-name="T1">o</text:span><text:span text:style-name="T2">2</text:span></text:p>
          </draw:text-box>
        </draw:frame>
        <draw:line draw:style-name="gr1" draw:text-style-name="P1" draw:layer="layout" svg:x1="4.8cm" svg:y1="12.7cm" svg:x2="4.8cm" svg:y2="7.7cm">
          <text:p/>
        </draw:line>
        <draw:line draw:style-name="gr1" draw:text-style-name="P1" draw:layer="layout" svg:x1="4.8cm" svg:y1="12.7cm" svg:x2="11.3cm" svg:y2="12.7cm">
          <text:p/>
        </draw:line>
        <draw:frame draw:style-name="gr2" draw:text-style-name="P2" draw:layer="layout" svg:width="0.938cm" svg:height="0.964cm" svg:x="10.9cm" svg:y="12.5cm">
          <draw:text-box>
            <text:p><text:span text:style-name="T1">p</text:span><text:span text:style-name="T2">1</text:span></text:p>
          </draw:text-box>
        </draw:frame>
        <draw:frame draw:style-name="gr2" draw:text-style-name="P2" draw:layer="layout" svg:width="0.938cm" svg:height="0.964cm" svg:x="4cm" svg:y="7.201cm">
          <draw:text-box>
            <text:p><text:span text:style-name="T1">p</text:span><text:span text:style-name="T2">2</text:span></text:p>
          </draw:text-box>
        </draw:frame>
        <draw:line draw:style-name="gr1" draw:text-style-name="P1" draw:layer="layout" svg:x1="4.8cm" svg:y1="12.7cm" svg:x2="1.8cm" svg:y2="15.7cm">
          <text:p/>
        </draw:line>
        <draw:frame draw:style-name="gr2" draw:text-style-name="P2" draw:layer="layout" svg:width="0.938cm" svg:height="0.964cm" svg:x="1.8cm" svg:y="15.4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cm" svg:y1="12.698cm" svg:x2="5.356cm" svg:y2="12.698cm">
          <text:p/>
        </draw:line>
        <draw:line draw:style-name="gr3" draw:text-style-name="P1" draw:layer="layout" svg:x1="5.321cm" svg:y1="12.698cm" svg:x2="5.877cm" svg:y2="12.698cm">
          <text:p/>
        </draw:line>
        <draw:line draw:style-name="gr3" draw:text-style-name="P1" draw:layer="layout" svg:x1="5.839cm" svg:y1="12.696cm" svg:x2="6.395cm" svg:y2="12.696cm">
          <text:p/>
        </draw:line>
        <draw:line draw:style-name="gr3" draw:text-style-name="P1" draw:layer="layout" svg:x1="6.36cm" svg:y1="12.696cm" svg:x2="6.916cm" svg:y2="12.696cm">
          <text:p/>
        </draw:line>
        <draw:line draw:style-name="gr3" draw:text-style-name="P1" draw:layer="layout" svg:x1="6.884cm" svg:y1="12.693cm" svg:x2="7.44cm" svg:y2="12.693cm">
          <text:p/>
        </draw:line>
        <draw:line draw:style-name="gr3" draw:text-style-name="P1" draw:layer="layout" svg:x1="7.405cm" svg:y1="12.693cm" svg:x2="7.961cm" svg:y2="12.693cm">
          <text:p/>
        </draw:line>
        <draw:line draw:style-name="gr3" draw:text-style-name="P1" draw:layer="layout" svg:x1="7.923cm" svg:y1="12.702cm" svg:x2="8.479cm" svg:y2="12.702cm">
          <text:p/>
        </draw:line>
        <draw:line draw:style-name="gr3" draw:text-style-name="P1" draw:layer="layout" svg:x1="8.444cm" svg:y1="12.702cm" svg:x2="9cm" svg:y2="12.702cm">
          <text:p/>
        </draw:line>
        <draw:line draw:style-name="gr3" draw:text-style-name="P1" draw:layer="layout" svg:x1="8.961cm" svg:y1="12.693cm" svg:x2="9.517cm" svg:y2="12.693cm">
          <text:p/>
        </draw:line>
        <draw:line draw:style-name="gr3" draw:text-style-name="P1" draw:layer="layout" svg:x1="9.479cm" svg:y1="12.702cm" svg:x2="10.035cm" svg:y2="12.702cm">
          <text:p/>
        </draw:line>
        <draw:line draw:style-name="gr3" draw:text-style-name="P1" draw:layer="layout" svg:x1="10cm" svg:y1="12.702cm" svg:x2="10.556cm" svg:y2="12.702cm">
          <text:p/>
        </draw:line>
        <draw:ellipse draw:style-name="gr4" draw:text-style-name="P1" draw:layer="layout" svg:width="1.345cm" svg:height="0.531cm" svg:x="4.684cm" svg:y="12.427cm">
          <text:p/>
        </draw:ellipse>
        <draw:ellipse draw:style-name="gr4" draw:text-style-name="P1" draw:layer="layout" svg:width="1.345cm" svg:height="0.531cm" svg:x="5.985cm" svg:y="12.428cm">
          <text:p/>
        </draw:ellipse>
        <draw:frame draw:style-name="gr2" draw:text-style-name="P3" draw:layer="layout" svg:width="2.373cm" svg:height="1.145cm" svg:x="5.119cm" svg:y="11.027cm">
          <draw:text-box>
            <text:p><text:span text:style-name="T3">Contiguous </text:span></text:p>
            <text:p><text:span text:style-name="T3">p</text:span><text:span text:style-name="T4">1</text:span><text:span text:style-name="T3">-intervals</text:span></text:p>
          </draw:text-box>
        </draw:frame>
        <draw:ellipse draw:style-name="gr5" draw:text-style-name="P1" draw:layer="layout" svg:width="1.123cm" svg:height="0.531cm" svg:x="7.584cm" svg:y="12.427cm">
          <text:p/>
        </draw:ellipse>
        <draw:ellipse draw:style-name="gr5" draw:text-style-name="P1" draw:layer="layout" svg:width="0.855cm" svg:height="0.531cm" svg:x="9.775cm" svg:y="12.428cm">
          <text:p/>
        </draw:ellipse>
        <draw:line draw:style-name="gr6" draw:text-style-name="P1" draw:layer="layout" svg:x1="5.78cm" svg:y1="11.971cm" svg:x2="5.53cm" svg:y2="12.589cm">
          <text:p/>
        </draw:line>
        <draw:line draw:style-name="gr6" draw:text-style-name="P1" draw:layer="layout" svg:x1="5.78cm" svg:y1="11.971cm" svg:x2="6.528cm" svg:y2="12.568cm">
          <text:p/>
        </draw:line>
        <draw:frame draw:style-name="gr2" draw:text-style-name="P4" draw:layer="layout" svg:width="2.94cm" svg:height="1.145cm" svg:x="8.32cm" svg:y="11.027cm">
          <draw:text-box>
            <text:p><text:span text:style-name="T5">Not contiguous </text:span></text:p>
            <text:p><text:span text:style-name="T5">p</text:span><text:span text:style-name="T6">1</text:span><text:span text:style-name="T5">-intervals</text:span></text:p>
          </draw:text-box>
        </draw:frame>
        <draw:line draw:style-name="gr7" draw:text-style-name="P1" draw:layer="layout" svg:x1="8.981cm" svg:y1="11.971cm" svg:x2="8.393cm" svg:y2="12.535cm">
          <text:p/>
        </draw:line>
        <draw:line draw:style-name="gr7" draw:text-style-name="P1" draw:layer="layout" svg:x1="8.981cm" svg:y1="11.971cm" svg:x2="9.971cm" svg:y2="12.518cm">
          <text:p/>
        </draw:line>
        <draw:line draw:style-name="gr1" draw:text-style-name="P1" draw:layer="layout" svg:x1="4.8cm" svg:y1="22.5cm" svg:x2="4.8cm" svg:y2="17.5cm">
          <text:p/>
        </draw:line>
        <draw:line draw:style-name="gr1" draw:text-style-name="P1" draw:layer="layout" svg:x1="4.8cm" svg:y1="22.5cm" svg:x2="11.3cm" svg:y2="22.5cm">
          <text:p/>
        </draw:line>
        <draw:frame draw:style-name="gr2" draw:text-style-name="P2" draw:layer="layout" svg:width="0.938cm" svg:height="0.964cm" svg:x="10.9cm" svg:y="22.3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cm" svg:y1="22.5cm" svg:x2="1.8cm" svg:y2="25.5cm">
          <text:p/>
        </draw:line>
        <draw:frame draw:style-name="gr2" draw:text-style-name="P2" draw:layer="layout" svg:width="0.938cm" svg:height="0.964cm" svg:x="1.8cm" svg:y="25.2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cm" svg:y1="22.498cm" svg:x2="5.356cm" svg:y2="22.498cm">
          <text:p/>
        </draw:line>
        <draw:line draw:style-name="gr3" draw:text-style-name="P1" draw:layer="layout" svg:x1="5.321cm" svg:y1="22.498cm" svg:x2="5.877cm" svg:y2="22.498cm">
          <text:p/>
        </draw:line>
        <draw:line draw:style-name="gr3" draw:text-style-name="P1" draw:layer="layout" svg:x1="5.839cm" svg:y1="22.496cm" svg:x2="6.395cm" svg:y2="22.496cm">
          <text:p/>
        </draw:line>
        <draw:line draw:style-name="gr3" draw:text-style-name="P1" draw:layer="layout" svg:x1="6.36cm" svg:y1="22.496cm" svg:x2="6.916cm" svg:y2="22.496cm">
          <text:p/>
        </draw:line>
        <draw:line draw:style-name="gr3" draw:text-style-name="P1" draw:layer="layout" svg:x1="6.884cm" svg:y1="22.493cm" svg:x2="7.44cm" svg:y2="22.493cm">
          <text:p/>
        </draw:line>
        <draw:line draw:style-name="gr3" draw:text-style-name="P1" draw:layer="layout" svg:x1="7.405cm" svg:y1="22.493cm" svg:x2="7.961cm" svg:y2="22.493cm">
          <text:p/>
        </draw:line>
        <draw:line draw:style-name="gr3" draw:text-style-name="P1" draw:layer="layout" svg:x1="7.923cm" svg:y1="22.502cm" svg:x2="8.479cm" svg:y2="22.502cm">
          <text:p/>
        </draw:line>
        <draw:line draw:style-name="gr3" draw:text-style-name="P1" draw:layer="layout" svg:x1="8.444cm" svg:y1="22.502cm" svg:x2="9cm" svg:y2="22.502cm">
          <text:p/>
        </draw:line>
        <draw:line draw:style-name="gr3" draw:text-style-name="P1" draw:layer="layout" svg:x1="8.961cm" svg:y1="22.493cm" svg:x2="9.517cm" svg:y2="22.493cm">
          <text:p/>
        </draw:line>
        <draw:line draw:style-name="gr3" draw:text-style-name="P1" draw:layer="layout" svg:x1="9.479cm" svg:y1="22.502cm" svg:x2="10.035cm" svg:y2="22.502cm">
          <text:p/>
        </draw:line>
        <draw:line draw:style-name="gr3" draw:text-style-name="P1" draw:layer="layout" svg:x1="10cm" svg:y1="22.502cm" svg:x2="10.556cm" svg:y2="22.502cm">
          <text:p/>
        </draw:line>
        <draw:custom-shape draw:style-name="gr8" draw:text-style-name="P1" draw:layer="layout" svg:width="2.033cm" svg:height="1.298cm" svg:x="5.095cm" svg:y="20.0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936cm" svg:height="1.053cm" svg:x="2.621cm" svg:y="22.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draw:layer="layout" svg:width="2.033cm" svg:height="1.298cm" svg:x="5.296cm" svg:y="22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229cm" svg:height="1.298cm" svg:x="6.1cm" svg:y="23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1.476cm" svg:height="0.64cm" svg:x="6.443cm" svg:y="19.256cm">
          <draw:text-box>
            <text:p><text:span text:style-name="T7">region</text:span></text:p>
          </draw:text-box>
        </draw:frame>
        <draw:frame draw:style-name="gr2" draw:text-style-name="P5" draw:layer="layout" svg:width="2.411cm" svg:height="0.64cm" svg:x="1.617cm" svg:y="21.926cm">
          <draw:text-box>
            <text:p><text:span text:style-name="T7">Not a region</text:span></text:p>
          </draw:text-box>
        </draw:frame>
        <draw:frame draw:style-name="gr10" draw:text-style-name="P5" draw:layer="layout" svg:width="1.53cm" svg:height="1.029cm" svg:x="7.344cm" svg:y="23.421cm">
          <draw:text-box>
            <text:p><text:span text:style-name="T7">Not a </text:span></text:p>
            <text:p><text:span text:style-name="T7">region</text:span></text:p>
          </draw:text-box>
        </draw:frame>
        <draw:frame draw:style-name="gr2" draw:text-style-name="P2" draw:layer="layout" svg:width="0.938cm" svg:height="0.964cm" svg:x="4cm" svg:y="16.901cm">
          <draw:text-box>
            <text:p><text:span text:style-name="T1">p</text:span><text:span text:style-name="T2">3</text:span></text:p>
          </draw:text-box>
        </draw:frame>
      </draw:page>
      <draw:page draw:name="page2" draw:style-name="dp1" draw:master-page-name="Default">
        <draw:line draw:style-name="gr1" draw:text-style-name="P1" draw:layer="layout" svg:x1="5.194cm" svg:y1="7.288cm" svg:x2="5.194cm" svg:y2="2.288cm">
          <text:p/>
        </draw:line>
        <draw:line draw:style-name="gr1" draw:text-style-name="P1" draw:layer="layout" svg:x1="5.194cm" svg:y1="7.288cm" svg:x2="11.694cm" svg:y2="7.288cm">
          <text:p/>
        </draw:line>
        <draw:frame draw:style-name="gr2" draw:text-style-name="P2" draw:layer="layout" svg:width="0.938cm" svg:height="0.964cm" svg:x="11.294cm" svg:y="7.088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7.288cm" svg:x2="2.194cm" svg:y2="10.288cm">
          <text:p/>
        </draw:line>
        <draw:frame draw:style-name="gr2" draw:text-style-name="P2" draw:layer="layout" svg:width="0.938cm" svg:height="0.964cm" svg:x="2.194cm" svg:y="9.988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5.194cm" svg:y1="7.286cm" svg:x2="5.75cm" svg:y2="7.286cm">
          <text:p/>
        </draw:line>
        <draw:custom-shape draw:style-name="gr8" draw:text-style-name="P1" draw:layer="layout" svg:width="2.033cm" svg:height="1.298cm" svg:x="5.489cm" svg:y="4.0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76cm" svg:height="1.029cm" svg:x="7.033cm" svg:y="3.061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2" draw:layer="layout" svg:width="0.938cm" svg:height="0.964cm" svg:x="4.394cm" svg:y="1.689cm">
          <draw:text-box>
            <text:p><text:span text:style-name="T1">p</text:span><text:span text:style-name="T2">3</text:span></text:p>
          </draw:text-box>
        </draw:frame>
        <draw:custom-shape draw:style-name="gr11" draw:text-style-name="P1" draw:layer="layout" svg:width="2.033cm" svg:height="1.298cm" svg:x="7.19cm" svg:y="4.0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8.389cm" svg:y="6.1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2.033cm" svg:height="1.298cm" svg:x="8.369cm" svg:y="7.0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3.289cm" svg:y="5.8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1.462cm" svg:height="1.298cm" svg:x="3.87cm" svg:y="6.7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5.489cm" svg:y="8.6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2.033cm" svg:height="1.298cm" svg:x="7.19cm" svg:y="9.6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76cm" svg:height="1.029cm" svg:x="10.242cm" svg:y="6.051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5" draw:layer="layout" svg:width="2.843cm" svg:height="1.029cm" svg:x="4.451cm" svg:y="9.897cm">
          <draw:text-box>
            <text:p><text:span text:style-name="T7">Not contiguous</text:span></text:p>
            <text:p><text:span text:style-name="T7">regions</text:span></text:p>
          </draw:text-box>
        </draw:frame>
        <draw:frame draw:style-name="gr2" draw:text-style-name="P5" draw:layer="layout" svg:width="2.843cm" svg:height="1.029cm" svg:x="1.752cm" svg:y="5.198cm">
          <draw:text-box>
            <text:p><text:span text:style-name="T7">Not contiguous</text:span></text:p>
            <text:p><text:span text:style-name="T7">regions</text:span></text:p>
          </draw:text-box>
        </draw:frame>
        <draw:line draw:style-name="gr1" draw:text-style-name="P1" draw:layer="layout" svg:x1="3cm" svg:y1="17.901cm" svg:x2="3cm" svg:y2="12.901cm">
          <text:p/>
        </draw:line>
        <draw:line draw:style-name="gr1" draw:text-style-name="P1" draw:layer="layout" svg:x1="3cm" svg:y1="17.901cm" svg:x2="9.5cm" svg:y2="17.901cm">
          <text:p/>
        </draw:line>
        <draw:frame draw:style-name="gr2" draw:text-style-name="P2" draw:layer="layout" svg:width="0.938cm" svg:height="0.964cm" svg:x="9.1cm" svg:y="17.701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4cm" svg:x="2.2cm" svg:y="12.402cm">
          <draw:text-box>
            <text:p><text:span text:style-name="T1">o</text:span><text:span text:style-name="T2">2</text:span></text:p>
          </draw:text-box>
        </draw:frame>
        <draw:g>
          <draw:line draw:style-name="gr12" draw:text-style-name="P1" draw:layer="layout" svg:x1="4.3cm" svg:y1="15.5cm" svg:x2="4.448cm" svg:y2="15.274cm">
            <text:p/>
          </draw:line>
          <draw:line draw:style-name="gr12" draw:text-style-name="P1" draw:layer="layout" svg:x1="4.3cm" svg:y1="15.274cm" svg:x2="4.448cm" svg:y2="15.5cm">
            <text:p/>
          </draw:line>
        </draw:g>
        <draw:g>
          <draw:line draw:style-name="gr12" draw:text-style-name="P1" draw:layer="layout" svg:x1="4.5cm" svg:y1="15.8cm" svg:x2="4.648cm" svg:y2="15.574cm">
            <text:p/>
          </draw:line>
          <draw:line draw:style-name="gr12" draw:text-style-name="P1" draw:layer="layout" svg:x1="4.5cm" svg:y1="15.574cm" svg:x2="4.648cm" svg:y2="15.8cm">
            <text:p/>
          </draw:line>
        </draw:g>
        <draw:g>
          <draw:line draw:style-name="gr12" draw:text-style-name="P1" draw:layer="layout" svg:x1="4.7cm" svg:y1="16cm" svg:x2="4.848cm" svg:y2="15.774cm">
            <text:p/>
          </draw:line>
          <draw:line draw:style-name="gr12" draw:text-style-name="P1" draw:layer="layout" svg:x1="4.7cm" svg:y1="15.774cm" svg:x2="4.848cm" svg:y2="16cm">
            <text:p/>
          </draw:line>
        </draw:g>
        <draw:g>
          <draw:line draw:style-name="gr12" draw:text-style-name="P1" draw:layer="layout" svg:x1="4.8cm" svg:y1="16.3cm" svg:x2="4.948cm" svg:y2="16.074cm">
            <text:p/>
          </draw:line>
          <draw:line draw:style-name="gr12" draw:text-style-name="P1" draw:layer="layout" svg:x1="4.8cm" svg:y1="16.074cm" svg:x2="4.948cm" svg:y2="16.3cm">
            <text:p/>
          </draw:line>
        </draw:g>
        <draw:g>
          <draw:line draw:style-name="gr12" draw:text-style-name="P1" draw:layer="layout" svg:x1="5cm" svg:y1="16.6cm" svg:x2="5.148cm" svg:y2="16.374cm">
            <text:p/>
          </draw:line>
          <draw:line draw:style-name="gr12" draw:text-style-name="P1" draw:layer="layout" svg:x1="5cm" svg:y1="16.374cm" svg:x2="5.148cm" svg:y2="16.6cm">
            <text:p/>
          </draw:line>
        </draw:g>
        <draw:g>
          <draw:line draw:style-name="gr12" draw:text-style-name="P1" draw:layer="layout" svg:x1="5.2cm" svg:y1="16.8cm" svg:x2="5.348cm" svg:y2="16.574cm">
            <text:p/>
          </draw:line>
          <draw:line draw:style-name="gr12" draw:text-style-name="P1" draw:layer="layout" svg:x1="5.2cm" svg:y1="16.574cm" svg:x2="5.348cm" svg:y2="16.8cm">
            <text:p/>
          </draw:line>
        </draw:g>
        <draw:g>
          <draw:line draw:style-name="gr12" draw:text-style-name="P1" draw:layer="layout" svg:x1="5.4cm" svg:y1="17cm" svg:x2="5.548cm" svg:y2="16.774cm">
            <text:p/>
          </draw:line>
          <draw:line draw:style-name="gr12" draw:text-style-name="P1" draw:layer="layout" svg:x1="5.4cm" svg:y1="16.774cm" svg:x2="5.548cm" svg:y2="17cm">
            <text:p/>
          </draw:line>
        </draw:g>
        <draw:g draw:id="id8">
          <draw:line draw:style-name="gr12" draw:text-style-name="P1" draw:layer="layout" svg:x1="5.6cm" svg:y1="17.2cm" svg:x2="5.748cm" svg:y2="16.974cm">
            <text:p/>
          </draw:line>
          <draw:line draw:style-name="gr12" draw:text-style-name="P1" draw:layer="layout" svg:x1="5.6cm" svg:y1="16.974cm" svg:x2="5.748cm" svg:y2="17.2cm">
            <text:p/>
          </draw:line>
        </draw:g>
        <draw:g draw:id="id4">
          <draw:line draw:style-name="gr13" draw:text-style-name="P1" draw:layer="layout" svg:x1="3.6cm" svg:y1="14.1cm" svg:x2="3.748cm" svg:y2="13.874cm">
            <text:p/>
          </draw:line>
          <draw:line draw:style-name="gr13" draw:text-style-name="P1" draw:layer="layout" svg:x1="3.6cm" svg:y1="13.874cm" svg:x2="3.748cm" svg:y2="14.1cm">
            <text:p/>
          </draw:line>
        </draw:g>
        <draw:g draw:id="id2">
          <draw:line draw:style-name="gr13" draw:text-style-name="P1" draw:layer="layout" svg:x1="4.6cm" svg:y1="16cm" svg:x2="4.748cm" svg:y2="15.774cm">
            <text:p/>
          </draw:line>
          <draw:line draw:style-name="gr13" draw:text-style-name="P1" draw:layer="layout" svg:x1="4.6cm" svg:y1="15.774cm" svg:x2="4.748cm" svg:y2="16cm">
            <text:p/>
          </draw:line>
        </draw:g>
        <draw:g draw:id="id5">
          <draw:line draw:style-name="gr13" draw:text-style-name="P1" draw:layer="layout" svg:x1="5cm" svg:y1="17.7cm" svg:x2="5.148cm" svg:y2="17.474cm">
            <text:p/>
          </draw:line>
          <draw:line draw:style-name="gr13" draw:text-style-name="P1" draw:layer="layout" svg:x1="5cm" svg:y1="17.474cm" svg:x2="5.148cm" svg:y2="17.7cm">
            <text:p/>
          </draw:line>
        </draw:g>
        <draw:g draw:id="id6">
          <draw:line draw:style-name="gr13" draw:text-style-name="P1" draw:layer="layout" svg:x1="7.4cm" svg:y1="17.9cm" svg:x2="7.548cm" svg:y2="17.674cm">
            <text:p/>
          </draw:line>
          <draw:line draw:style-name="gr13" draw:text-style-name="P1" draw:layer="layout" svg:x1="7.4cm" svg:y1="17.674cm" svg:x2="7.548cm" svg:y2="17.9cm">
            <text:p/>
          </draw:line>
        </draw:g>
        <draw:frame draw:style-name="gr14" draw:text-style-name="P6" draw:id="id3" draw:layer="layout" svg:width="2.33cm" svg:height="0.319cm" svg:x="5.396cm" svg:y="13.611cm">
          <draw:text-box>
            <text:p><text:span text:style-name="T8">High novelty score</text:span></text:p>
          </draw:text-box>
        </draw:frame>
        <draw:frame draw:style-name="gr14" draw:text-style-name="P6" draw:id="id1" draw:layer="layout" svg:width="1.67cm" svg:height="0.637cm" svg:x="2cm" svg:y="16.169cm">
          <draw:text-box>
            <text:p><text:span text:style-name="T8">Low </text:span></text:p>
            <text:p><text:span text:style-name="T8">novelty score</text:span></text:p>
          </draw:text-box>
        </draw:frame>
        <draw:connector draw:style-name="gr1" draw:text-style-name="P1" draw:layer="layout" draw:type="curve" svg:x1="3.67cm" svg:y1="16.487cm" svg:x2="3.67cm" svg:y2="16.487cm" draw:start-shape="id1" draw:end-shape="id1" svg:d="">
          <text:p/>
        </draw:connector>
        <draw:connector draw:style-name="gr6" draw:text-style-name="P1" draw:layer="layout" draw:type="curve" svg:x1="2.835cm" svg:y1="16.169cm" svg:x2="4.6cm" svg:y2="15.887cm" draw:start-shape="id1" draw:start-glue-point="0" draw:end-shape="id2" draw:end-glue-point="3" svg:d="m2835 16169c0-188 588-282 1765-282">
          <text:p/>
        </draw:connector>
        <draw:connector draw:style-name="gr6" draw:text-style-name="P1" draw:layer="layout" draw:type="curve" svg:x1="6.561cm" svg:y1="13.93cm" svg:x2="3.748cm" svg:y2="13.987cm" draw:start-shape="id3" draw:start-glue-point="2" draw:end-shape="id4" draw:end-glue-point="1" svg:d="m6561 13930c0 751-995 626-1389 453s-188-396-1424-396">
          <text:p/>
        </draw:connector>
        <draw:connector draw:style-name="gr6" draw:text-style-name="P1" draw:layer="layout" draw:type="curve" svg:x1="6.561cm" svg:y1="13.93cm" svg:x2="5.148cm" svg:y2="17.587cm" draw:start-shape="id3" draw:start-glue-point="2" draw:end-shape="id5" draw:end-glue-point="1" svg:d="m6561 13930c0 2438-471 3657-1413 3657">
          <text:p/>
        </draw:connector>
        <draw:connector draw:style-name="gr6" draw:text-style-name="P1" draw:layer="layout" draw:type="curve" svg:x1="6.561cm" svg:y1="13.93cm" svg:x2="7.474cm" svg:y2="17.674cm" draw:start-shape="id3" draw:start-glue-point="2" draw:end-shape="id6" draw:end-glue-point="0" svg:d="m6561 13930c0 2808 913 936 913 3744">
          <text:p/>
        </draw:connector>
        <draw:frame draw:style-name="gr14" draw:text-style-name="P7" draw:id="id7" draw:layer="layout" svg:width="1.103cm" svg:height="0.955cm" svg:x="6.168cm" svg:y="18.399cm">
          <draw:text-box>
            <text:p><text:span text:style-name="T9">Previous</text:span></text:p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6.719cm" svg:y1="18.399cm" svg:x2="5.674cm" svg:y2="17.2cm" draw:start-shape="id7" draw:start-glue-point="0" draw:end-shape="id8" draw:end-glue-point="2" svg:d="m6719 18399c0-898-1045-299-1045-1199">
          <text:p/>
        </draw:connector>
        <draw:custom-shape draw:style-name="gr15" draw:text-style-name="P1" draw:layer="layout" svg:width="0.702cm" svg:height="2.779cm" draw:transform="rotate (0.5235987755982) translate (4.025cm 1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94cm" svg:y1="25.189cm" svg:x2="5.194cm" svg:y2="20.189cm">
          <text:p/>
        </draw:line>
        <draw:line draw:style-name="gr1" draw:text-style-name="P1" draw:layer="layout" svg:x1="5.194cm" svg:y1="25.189cm" svg:x2="11.694cm" svg:y2="25.189cm">
          <text:p/>
        </draw:line>
        <draw:frame draw:style-name="gr2" draw:text-style-name="P2" draw:layer="layout" svg:width="0.938cm" svg:height="0.964cm" svg:x="11.294cm" svg:y="24.98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25.189cm" svg:x2="2.194cm" svg:y2="28.189cm">
          <text:p/>
        </draw:line>
        <draw:frame draw:style-name="gr2" draw:text-style-name="P2" draw:layer="layout" svg:width="0.938cm" svg:height="0.964cm" svg:x="2.194cm" svg:y="27.889cm">
          <draw:text-box>
            <text:p><text:span text:style-name="T1">p</text:span><text:span text:style-name="T2">3</text:span></text:p>
          </draw:text-box>
        </draw:frame>
        <draw:custom-shape draw:style-name="gr16" draw:text-style-name="P1" draw:layer="layout" svg:width="1.713cm" svg:height="1.059cm" svg:x="5.489cm" svg:y="21.9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38cm" svg:height="0.964cm" svg:x="4.394cm" svg:y="19.59cm">
          <draw:text-box>
            <text:p><text:span text:style-name="T1">p</text:span><text:span text:style-name="T2">3</text:span></text:p>
          </draw:text-box>
        </draw:frame>
        <draw:custom-shape draw:style-name="gr16" draw:text-style-name="P1" draw:layer="layout" svg:width="2.938cm" svg:height="2.903cm" svg:x="5.849cm" svg:y="24.50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3" draw:text-style-name="P1" draw:layer="layout" svg:x1="5.7cm" svg:y1="22.3cm" svg:x2="5.848cm" svg:y2="22.074cm">
            <text:p/>
          </draw:line>
          <draw:line draw:style-name="gr13" draw:text-style-name="P1" draw:layer="layout" svg:x1="5.7cm" svg:y1="22.074cm" svg:x2="5.848cm" svg:y2="22.3cm">
            <text:p/>
          </draw:line>
        </draw:g>
        <draw:g>
          <draw:line draw:style-name="gr13" draw:text-style-name="P1" draw:layer="layout" svg:x1="6.1cm" svg:y1="22.6cm" svg:x2="6.248cm" svg:y2="22.374cm">
            <text:p/>
          </draw:line>
          <draw:line draw:style-name="gr13" draw:text-style-name="P1" draw:layer="layout" svg:x1="6.1cm" svg:y1="22.374cm" svg:x2="6.248cm" svg:y2="22.6cm">
            <text:p/>
          </draw:line>
        </draw:g>
        <draw:g>
          <draw:line draw:style-name="gr13" draw:text-style-name="P1" draw:layer="layout" svg:x1="6.8cm" svg:y1="22.1cm" svg:x2="6.948cm" svg:y2="21.874cm">
            <text:p/>
          </draw:line>
          <draw:line draw:style-name="gr13" draw:text-style-name="P1" draw:layer="layout" svg:x1="6.8cm" svg:y1="21.874cm" svg:x2="6.948cm" svg:y2="22.1cm">
            <text:p/>
          </draw:line>
        </draw:g>
        <draw:g>
          <draw:line draw:style-name="gr13" draw:text-style-name="P1" draw:layer="layout" svg:x1="5.6cm" svg:y1="22.9cm" svg:x2="5.748cm" svg:y2="22.674cm">
            <text:p/>
          </draw:line>
          <draw:line draw:style-name="gr13" draw:text-style-name="P1" draw:layer="layout" svg:x1="5.6cm" svg:y1="22.674cm" svg:x2="5.748cm" svg:y2="22.9cm">
            <text:p/>
          </draw:line>
        </draw:g>
        <draw:g>
          <draw:line draw:style-name="gr13" draw:text-style-name="P1" draw:layer="layout" svg:x1="6.6cm" svg:y1="22.7cm" svg:x2="6.748cm" svg:y2="22.474cm">
            <text:p/>
          </draw:line>
          <draw:line draw:style-name="gr13" draw:text-style-name="P1" draw:layer="layout" svg:x1="6.6cm" svg:y1="22.474cm" svg:x2="6.748cm" svg:y2="22.7cm">
            <text:p/>
          </draw:line>
        </draw:g>
        <draw:g>
          <draw:line draw:style-name="gr13" draw:text-style-name="P1" draw:layer="layout" svg:x1="6.3cm" svg:y1="25.7cm" svg:x2="6.448cm" svg:y2="25.474cm">
            <text:p/>
          </draw:line>
          <draw:line draw:style-name="gr13" draw:text-style-name="P1" draw:layer="layout" svg:x1="6.3cm" svg:y1="25.474cm" svg:x2="6.448cm" svg:y2="25.7cm">
            <text:p/>
          </draw:line>
        </draw:g>
        <draw:g>
          <draw:line draw:style-name="gr13" draw:text-style-name="P1" draw:layer="layout" svg:x1="8.3cm" svg:y1="26.7cm" svg:x2="8.448cm" svg:y2="26.474cm">
            <text:p/>
          </draw:line>
          <draw:line draw:style-name="gr13" draw:text-style-name="P1" draw:layer="layout" svg:x1="8.3cm" svg:y1="26.474cm" svg:x2="8.448cm" svg:y2="26.7cm">
            <text:p/>
          </draw:line>
        </draw:g>
        <draw:g>
          <draw:line draw:style-name="gr13" draw:text-style-name="P1" draw:layer="layout" svg:x1="7.9cm" svg:y1="25cm" svg:x2="8.048cm" svg:y2="24.774cm">
            <text:p/>
          </draw:line>
          <draw:line draw:style-name="gr13" draw:text-style-name="P1" draw:layer="layout" svg:x1="7.9cm" svg:y1="24.774cm" svg:x2="8.048cm" svg:y2="25cm">
            <text:p/>
          </draw:line>
        </draw:g>
        <draw:g>
          <draw:line draw:style-name="gr13" draw:text-style-name="P1" draw:layer="layout" svg:x1="6.2cm" svg:y1="27cm" svg:x2="6.348cm" svg:y2="26.774cm">
            <text:p/>
          </draw:line>
          <draw:line draw:style-name="gr13" draw:text-style-name="P1" draw:layer="layout" svg:x1="6.2cm" svg:y1="26.774cm" svg:x2="6.348cm" svg:y2="27cm">
            <text:p/>
          </draw:line>
        </draw:g>
        <draw:g>
          <draw:line draw:style-name="gr13" draw:text-style-name="P1" draw:layer="layout" svg:x1="7.2cm" svg:y1="27.3cm" svg:x2="7.348cm" svg:y2="27.074cm">
            <text:p/>
          </draw:line>
          <draw:line draw:style-name="gr13" draw:text-style-name="P1" draw:layer="layout" svg:x1="7.2cm" svg:y1="27.074cm" svg:x2="7.348cm" svg:y2="27.3cm">
            <text:p/>
          </draw:line>
        </draw:g>
      </draw:page>
      <draw:page draw:name="page3" draw:style-name="dp1" draw:master-page-name="Default">
        <draw:line draw:style-name="gr1" draw:text-style-name="P1" draw:layer="layout" svg:x1="6.421cm" svg:y1="6.692cm" svg:x2="6.421cm" svg:y2="1.692cm">
          <text:p/>
        </draw:line>
        <draw:line draw:style-name="gr1" draw:text-style-name="P1" draw:layer="layout" svg:x1="6.421cm" svg:y1="6.692cm" svg:x2="12.921cm" svg:y2="6.692cm">
          <text:p/>
        </draw:line>
        <draw:frame draw:style-name="gr2" draw:text-style-name="P2" draw:layer="layout" svg:width="0.938cm" svg:height="0.964cm" svg:x="12.521cm" svg:y="6.492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4cm" svg:x="5.621cm" svg:y="1.193cm">
          <draw:text-box>
            <text:p><text:span text:style-name="T1">o</text:span><text:span text:style-name="T2">2</text:span></text:p>
          </draw:text-box>
        </draw:frame>
        <draw:g draw:id="id17">
          <draw:line draw:style-name="gr12" draw:text-style-name="P1" draw:layer="layout" svg:x1="7.721cm" svg:y1="4.291cm" svg:x2="7.869cm" svg:y2="4.065cm">
            <text:p/>
          </draw:line>
          <draw:line draw:style-name="gr12" draw:text-style-name="P1" draw:layer="layout" svg:x1="7.721cm" svg:y1="4.065cm" svg:x2="7.869cm" svg:y2="4.291cm">
            <text:p/>
          </draw:line>
        </draw:g>
        <draw:g draw:id="id19">
          <draw:line draw:style-name="gr12" draw:text-style-name="P1" draw:layer="layout" svg:x1="7.921cm" svg:y1="4.591cm" svg:x2="8.069cm" svg:y2="4.365cm">
            <text:p/>
          </draw:line>
          <draw:line draw:style-name="gr12" draw:text-style-name="P1" draw:layer="layout" svg:x1="7.921cm" svg:y1="4.365cm" svg:x2="8.069cm" svg:y2="4.591cm">
            <text:p/>
          </draw:line>
        </draw:g>
        <draw:g>
          <draw:line draw:style-name="gr12" draw:text-style-name="P1" draw:layer="layout" svg:x1="8.121cm" svg:y1="4.791cm" svg:x2="8.269cm" svg:y2="4.565cm">
            <text:p/>
          </draw:line>
          <draw:line draw:style-name="gr12" draw:text-style-name="P1" draw:layer="layout" svg:x1="8.121cm" svg:y1="4.565cm" svg:x2="8.269cm" svg:y2="4.791cm">
            <text:p/>
          </draw:line>
        </draw:g>
        <draw:g draw:id="id21">
          <draw:line draw:style-name="gr12" draw:text-style-name="P1" draw:layer="layout" svg:x1="8.221cm" svg:y1="5.091cm" svg:x2="8.369cm" svg:y2="4.865cm">
            <text:p/>
          </draw:line>
          <draw:line draw:style-name="gr12" draw:text-style-name="P1" draw:layer="layout" svg:x1="8.221cm" svg:y1="4.865cm" svg:x2="8.369cm" svg:y2="5.091cm">
            <text:p/>
          </draw:line>
        </draw:g>
        <draw:g draw:id="id23">
          <draw:line draw:style-name="gr12" draw:text-style-name="P1" draw:layer="layout" svg:x1="8.421cm" svg:y1="5.391cm" svg:x2="8.569cm" svg:y2="5.165cm">
            <text:p/>
          </draw:line>
          <draw:line draw:style-name="gr12" draw:text-style-name="P1" draw:layer="layout" svg:x1="8.421cm" svg:y1="5.165cm" svg:x2="8.569cm" svg:y2="5.391cm">
            <text:p/>
          </draw:line>
        </draw:g>
        <draw:g draw:id="id25">
          <draw:line draw:style-name="gr12" draw:text-style-name="P1" draw:layer="layout" svg:x1="8.621cm" svg:y1="5.591cm" svg:x2="8.769cm" svg:y2="5.365cm">
            <text:p/>
          </draw:line>
          <draw:line draw:style-name="gr12" draw:text-style-name="P1" draw:layer="layout" svg:x1="8.621cm" svg:y1="5.365cm" svg:x2="8.769cm" svg:y2="5.591cm">
            <text:p/>
          </draw:line>
        </draw:g>
        <draw:g draw:id="id27">
          <draw:line draw:style-name="gr12" draw:text-style-name="P1" draw:layer="layout" svg:x1="8.821cm" svg:y1="5.791cm" svg:x2="8.969cm" svg:y2="5.565cm">
            <text:p/>
          </draw:line>
          <draw:line draw:style-name="gr12" draw:text-style-name="P1" draw:layer="layout" svg:x1="8.821cm" svg:y1="5.565cm" svg:x2="8.969cm" svg:y2="5.791cm">
            <text:p/>
          </draw:line>
        </draw:g>
        <draw:g draw:id="id29">
          <draw:line draw:style-name="gr12" draw:text-style-name="P1" draw:layer="layout" svg:x1="9.021cm" svg:y1="5.991cm" svg:x2="9.169cm" svg:y2="5.765cm">
            <text:p/>
          </draw:line>
          <draw:line draw:style-name="gr12" draw:text-style-name="P1" draw:layer="layout" svg:x1="9.021cm" svg:y1="5.765cm" svg:x2="9.169cm" svg:y2="5.991cm">
            <text:p/>
          </draw:line>
        </draw:g>
        <draw:frame draw:style-name="gr17" draw:text-style-name="P7" draw:id="id9" draw:layer="layout" svg:width="1.103cm" svg:height="0.637cm" svg:x="10.563cm" svg:y="5.5cm">
          <draw:text-box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10.563cm" svg:y1="5.818cm" svg:x2="8.457cm" svg:y2="4.524cm" draw:start-shape="id9" draw:start-glue-point="3" svg:d="m10563 5818c-1954 0-902-1294-2106-1294">
          <text:p/>
        </draw:connector>
        <draw:custom-shape draw:style-name="gr15" draw:text-style-name="P1" draw:layer="layout" svg:width="0.702cm" svg:height="3.732cm" draw:transform="rotate (0.5235987755982) translate (6.97cm 3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1">
          <draw:line draw:style-name="gr12" draw:text-style-name="P1" draw:layer="layout" svg:x1="7.321cm" svg:y1="3.491cm" svg:x2="7.469cm" svg:y2="3.265cm">
            <text:p/>
          </draw:line>
          <draw:line draw:style-name="gr12" draw:text-style-name="P1" draw:layer="layout" svg:x1="7.321cm" svg:y1="3.265cm" svg:x2="7.469cm" svg:y2="3.491cm">
            <text:p/>
          </draw:line>
        </draw:g>
        <draw:g draw:id="id15">
          <draw:line draw:style-name="gr12" draw:text-style-name="P1" draw:layer="layout" svg:x1="7.521cm" svg:y1="3.791cm" svg:x2="7.669cm" svg:y2="3.565cm">
            <text:p/>
          </draw:line>
          <draw:line draw:style-name="gr12" draw:text-style-name="P1" draw:layer="layout" svg:x1="7.521cm" svg:y1="3.565cm" svg:x2="7.669cm" svg:y2="3.791cm">
            <text:p/>
          </draw:line>
        </draw:g>
        <draw:g draw:id="id13">
          <draw:line draw:style-name="gr12" draw:text-style-name="P1" draw:layer="layout" svg:x1="7.621cm" svg:y1="3.991cm" svg:x2="7.769cm" svg:y2="3.765cm">
            <text:p/>
          </draw:line>
          <draw:line draw:style-name="gr12" draw:text-style-name="P1" draw:layer="layout" svg:x1="7.621cm" svg:y1="3.765cm" svg:x2="7.769cm" svg:y2="3.991cm">
            <text:p/>
          </draw:line>
        </draw:g>
        <draw:line draw:style-name="gr1" draw:text-style-name="P1" draw:layer="layout" svg:x1="5.243cm" svg:y1="12.599cm" svg:x2="5.243cm" svg:y2="7.599cm">
          <text:p/>
        </draw:line>
        <draw:line draw:style-name="gr1" draw:text-style-name="P1" draw:layer="layout" svg:x1="5.243cm" svg:y1="12.599cm" svg:x2="11.743cm" svg:y2="12.599cm">
          <text:p/>
        </draw:line>
        <draw:frame draw:style-name="gr2" draw:text-style-name="P2" draw:layer="layout" svg:width="0.938cm" svg:height="0.964cm" svg:x="11.343cm" svg:y="12.39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243cm" svg:y1="12.599cm" svg:x2="2.243cm" svg:y2="15.599cm">
          <text:p/>
        </draw:line>
        <draw:frame draw:style-name="gr2" draw:text-style-name="P2" draw:layer="layout" svg:width="0.938cm" svg:height="0.964cm" svg:x="2.243cm" svg:y="15.299cm">
          <draw:text-box>
            <text:p><text:span text:style-name="T1">p</text:span><text:span text:style-name="T2">3</text:span></text:p>
          </draw:text-box>
        </draw:frame>
        <draw:frame draw:style-name="gr2" draw:text-style-name="P2" draw:layer="layout" svg:width="0.938cm" svg:height="0.964cm" svg:x="4.443cm" svg:y="7cm">
          <draw:text-box>
            <text:p><text:span text:style-name="T1">p</text:span><text:span text:style-name="T2">3</text:span></text:p>
          </draw:text-box>
        </draw:frame>
        <draw:g draw:id="id10">
          <draw:line draw:style-name="gr13" draw:text-style-name="P1" draw:layer="layout" svg:x1="5.749cm" svg:y1="9.71cm" svg:x2="5.897cm" svg:y2="9.484cm">
            <text:p/>
          </draw:line>
          <draw:line draw:style-name="gr13" draw:text-style-name="P1" draw:layer="layout" svg:x1="5.749cm" svg:y1="9.484cm" svg:x2="5.897cm" svg:y2="9.71cm">
            <text:p/>
          </draw:line>
        </draw:g>
        <draw:g draw:id="id14">
          <draw:line draw:style-name="gr13" draw:text-style-name="P1" draw:layer="layout" svg:x1="5.949cm" svg:y1="10.01cm" svg:x2="6.097cm" svg:y2="9.784cm">
            <text:p/>
          </draw:line>
          <draw:line draw:style-name="gr13" draw:text-style-name="P1" draw:layer="layout" svg:x1="5.949cm" svg:y1="9.784cm" svg:x2="6.097cm" svg:y2="10.01cm">
            <text:p/>
          </draw:line>
        </draw:g>
        <draw:g draw:id="id12">
          <draw:line draw:style-name="gr13" draw:text-style-name="P1" draw:layer="layout" svg:x1="6.249cm" svg:y1="9.81cm" svg:x2="6.397cm" svg:y2="9.584cm">
            <text:p/>
          </draw:line>
          <draw:line draw:style-name="gr13" draw:text-style-name="P1" draw:layer="layout" svg:x1="6.249cm" svg:y1="9.584cm" svg:x2="6.397cm" svg:y2="9.81cm">
            <text:p/>
          </draw:line>
        </draw:g>
        <draw:g draw:id="id16">
          <draw:line draw:style-name="gr13" draw:text-style-name="P1" draw:layer="layout" svg:x1="5.649cm" svg:y1="10.31cm" svg:x2="5.797cm" svg:y2="10.084cm">
            <text:p/>
          </draw:line>
          <draw:line draw:style-name="gr13" draw:text-style-name="P1" draw:layer="layout" svg:x1="5.649cm" svg:y1="10.084cm" svg:x2="5.797cm" svg:y2="10.31cm">
            <text:p/>
          </draw:line>
        </draw:g>
        <draw:g draw:id="id18">
          <draw:line draw:style-name="gr13" draw:text-style-name="P1" draw:layer="layout" svg:x1="6.249cm" svg:y1="10.31cm" svg:x2="6.397cm" svg:y2="10.084cm">
            <text:p/>
          </draw:line>
          <draw:line draw:style-name="gr13" draw:text-style-name="P1" draw:layer="layout" svg:x1="6.249cm" svg:y1="10.084cm" svg:x2="6.397cm" svg:y2="10.31cm">
            <text:p/>
          </draw:line>
        </draw:g>
        <draw:g draw:id="id22">
          <draw:line draw:style-name="gr13" draw:text-style-name="P1" draw:layer="layout" svg:x1="6.249cm" svg:y1="12.71cm" svg:x2="6.397cm" svg:y2="12.484cm">
            <text:p/>
          </draw:line>
          <draw:line draw:style-name="gr13" draw:text-style-name="P1" draw:layer="layout" svg:x1="6.249cm" svg:y1="12.484cm" svg:x2="6.397cm" svg:y2="12.71cm">
            <text:p/>
          </draw:line>
        </draw:g>
        <draw:g draw:id="id24">
          <draw:line draw:style-name="gr13" draw:text-style-name="P1" draw:layer="layout" svg:x1="6.549cm" svg:y1="13.01cm" svg:x2="6.697cm" svg:y2="12.784cm">
            <text:p/>
          </draw:line>
          <draw:line draw:style-name="gr13" draw:text-style-name="P1" draw:layer="layout" svg:x1="6.549cm" svg:y1="12.784cm" svg:x2="6.697cm" svg:y2="13.01cm">
            <text:p/>
          </draw:line>
        </draw:g>
        <draw:g draw:id="id20">
          <draw:line draw:style-name="gr13" draw:text-style-name="P1" draw:layer="layout" svg:x1="5.949cm" svg:y1="12.41cm" svg:x2="6.097cm" svg:y2="12.184cm">
            <text:p/>
          </draw:line>
          <draw:line draw:style-name="gr13" draw:text-style-name="P1" draw:layer="layout" svg:x1="5.949cm" svg:y1="12.184cm" svg:x2="6.097cm" svg:y2="12.41cm">
            <text:p/>
          </draw:line>
        </draw:g>
        <draw:g draw:id="id26">
          <draw:line draw:style-name="gr13" draw:text-style-name="P1" draw:layer="layout" svg:x1="6.749cm" svg:y1="13.21cm" svg:x2="6.897cm" svg:y2="12.984cm">
            <text:p/>
          </draw:line>
          <draw:line draw:style-name="gr13" draw:text-style-name="P1" draw:layer="layout" svg:x1="6.749cm" svg:y1="12.984cm" svg:x2="6.897cm" svg:y2="13.21cm">
            <text:p/>
          </draw:line>
        </draw:g>
        <draw:g draw:id="id28">
          <draw:line draw:style-name="gr13" draw:text-style-name="P1" draw:layer="layout" svg:x1="7.249cm" svg:y1="14.71cm" svg:x2="7.397cm" svg:y2="14.484cm">
            <text:p/>
          </draw:line>
          <draw:line draw:style-name="gr13" draw:text-style-name="P1" draw:layer="layout" svg:x1="7.249cm" svg:y1="14.484cm" svg:x2="7.397cm" svg:y2="14.71cm">
            <text:p/>
          </draw:line>
        </draw:g>
        <draw:connector draw:style-name="gr18" draw:text-style-name="P1" draw:layer="layout" draw:type="line" svg:x1="5.823cm" svg:y1="9.484cm" svg:x2="7.395cm" svg:y2="3.265cm" draw:start-shape="id10" draw:start-glue-point="0" draw:end-shape="id11" draw:end-glue-point="0" svg:d="m5823 9484 1572-6219">
          <text:p/>
        </draw:connector>
        <draw:connector draw:style-name="gr18" draw:text-style-name="P1" draw:layer="layout" draw:type="line" svg:x1="6.323cm" svg:y1="9.584cm" svg:x2="7.695cm" svg:y2="3.765cm" draw:start-shape="id12" draw:start-glue-point="0" draw:end-shape="id13" draw:end-glue-point="0" svg:d="m6323 9584 1372-5819">
          <text:p/>
        </draw:connector>
        <draw:connector draw:style-name="gr18" draw:text-style-name="P1" draw:layer="layout" draw:type="line" svg:x1="6.023cm" svg:y1="9.784cm" svg:x2="7.521cm" svg:y2="3.678cm" draw:start-shape="id14" draw:start-glue-point="0" draw:end-shape="id15" draw:end-glue-point="3" svg:d="m6023 9784 1498-6106">
          <text:p/>
        </draw:connector>
        <draw:connector draw:style-name="gr18" draw:text-style-name="P1" draw:layer="layout" draw:type="line" svg:x1="5.723cm" svg:y1="10.084cm" svg:x2="7.795cm" svg:y2="4.291cm" draw:start-shape="id16" draw:start-glue-point="0" draw:end-shape="id17" draw:end-glue-point="2" svg:d="m5723 10084 2072-5793">
          <text:p/>
        </draw:connector>
        <draw:connector draw:style-name="gr18" draw:text-style-name="P1" draw:layer="layout" draw:type="line" svg:x1="6.397cm" svg:y1="10.197cm" svg:x2="8.069cm" svg:y2="4.478cm" draw:start-shape="id18" draw:start-glue-point="1" draw:end-shape="id19" draw:end-glue-point="1" svg:d="m6397 10197 1672-5719">
          <text:p/>
        </draw:connector>
        <draw:connector draw:style-name="gr18" draw:text-style-name="P1" draw:layer="layout" draw:type="line" svg:x1="6.097cm" svg:y1="12.297cm" svg:x2="8.295cm" svg:y2="5.091cm" draw:start-shape="id20" draw:start-glue-point="1" draw:end-shape="id21" draw:end-glue-point="2" svg:d="m6097 12297 2198-7206">
          <text:p/>
        </draw:connector>
        <draw:connector draw:style-name="gr18" draw:text-style-name="P1" draw:layer="layout" draw:type="line" svg:x1="6.323cm" svg:y1="12.71cm" svg:x2="8.495cm" svg:y2="5.391cm" draw:start-shape="id22" draw:start-glue-point="2" draw:end-shape="id23" draw:end-glue-point="2" svg:d="m6323 12710 2172-7319">
          <text:p/>
        </draw:connector>
        <draw:connector draw:style-name="gr18" draw:text-style-name="P1" draw:layer="layout" draw:type="line" svg:x1="6.697cm" svg:y1="12.897cm" svg:x2="8.695cm" svg:y2="5.591cm" draw:start-shape="id24" draw:start-glue-point="1" draw:end-shape="id25" draw:end-glue-point="2" svg:d="m6697 12897 1998-7306">
          <text:p/>
        </draw:connector>
        <draw:connector draw:style-name="gr18" draw:text-style-name="P1" draw:layer="layout" draw:type="line" svg:x1="6.897cm" svg:y1="13.097cm" svg:x2="8.895cm" svg:y2="5.791cm" draw:start-shape="id26" draw:start-glue-point="1" draw:end-shape="id27" draw:end-glue-point="2" svg:d="m6897 13097 1998-7306">
          <text:p/>
        </draw:connector>
        <draw:connector draw:style-name="gr18" draw:text-style-name="P1" draw:layer="layout" draw:type="line" svg:x1="7.323cm" svg:y1="14.484cm" svg:x2="9.095cm" svg:y2="5.991cm" draw:start-shape="id28" draw:start-glue-point="0" draw:end-shape="id29" draw:end-glue-point="2" svg:d="m7323 14484 1772-8493">
          <text:p/>
        </draw:connector>
      </draw:page>
      <draw:page draw:name="page4" draw:style-name="dp1" draw:master-page-name="Default">
        <draw:custom-shape draw:style-name="gr19" draw:text-style-name="P1" draw:layer="layout" svg:width="2.755cm" svg:height="2.119cm" svg:x="7.48cm" svg:y="12.7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2.755cm" svg:height="2.119cm" svg:x="5.28cm" svg:y="12.7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903cm" svg:y1="6.727cm" svg:x2="4.903cm" svg:y2="1.727cm">
          <text:p/>
        </draw:line>
        <draw:line draw:style-name="gr1" draw:text-style-name="P1" draw:layer="layout" svg:x1="4.903cm" svg:y1="6.727cm" svg:x2="11.403cm" svg:y2="6.727cm">
          <text:p/>
        </draw:line>
        <draw:frame draw:style-name="gr2" draw:text-style-name="P2" draw:layer="layout" svg:width="0.938cm" svg:height="0.964cm" svg:x="11.003cm" svg:y="6.527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903cm" svg:y1="6.727cm" svg:x2="1.903cm" svg:y2="9.727cm">
          <text:p/>
        </draw:line>
        <draw:frame draw:style-name="gr2" draw:text-style-name="P2" draw:layer="layout" svg:width="0.938cm" svg:height="0.964cm" svg:x="1.903cm" svg:y="9.427cm">
          <draw:text-box>
            <text:p><text:span text:style-name="T1">p</text:span><text:span text:style-name="T2">3</text:span></text:p>
          </draw:text-box>
        </draw:frame>
        <draw:custom-shape draw:style-name="gr8" draw:text-style-name="P1" draw:layer="layout" svg:width="5.228cm" svg:height="4.023cm" svg:x="4.802cm" svg:y="2.1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38cm" svg:height="0.964cm" svg:x="4.103cm" svg:y="1.128cm">
          <draw:text-box>
            <text:p><text:span text:style-name="T1">p</text:span><text:span text:style-name="T2">3</text:span></text:p>
          </draw:text-box>
        </draw:frame>
        <draw:line draw:style-name="gr1" draw:text-style-name="P1" draw:layer="layout" svg:x1="4.903cm" svg:y1="16.128cm" svg:x2="4.903cm" svg:y2="11.128cm">
          <text:p/>
        </draw:line>
        <draw:line draw:style-name="gr1" draw:text-style-name="P1" draw:layer="layout" svg:x1="4.903cm" svg:y1="16.128cm" svg:x2="11.403cm" svg:y2="16.128cm">
          <text:p/>
        </draw:line>
        <draw:frame draw:style-name="gr2" draw:text-style-name="P2" draw:layer="layout" svg:width="0.938cm" svg:height="0.964cm" svg:x="11.003cm" svg:y="15.928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903cm" svg:y1="16.128cm" svg:x2="1.903cm" svg:y2="19.128cm">
          <text:p/>
        </draw:line>
        <draw:frame draw:style-name="gr2" draw:text-style-name="P2" draw:layer="layout" svg:width="0.938cm" svg:height="0.964cm" svg:x="1.903cm" svg:y="18.828cm">
          <draw:text-box>
            <text:p><text:span text:style-name="T1">p</text:span><text:span text:style-name="T2">3</text:span></text:p>
          </draw:text-box>
        </draw:frame>
        <draw:frame draw:style-name="gr2" draw:text-style-name="P2" draw:layer="layout" svg:width="0.938cm" svg:height="0.964cm" svg:x="4.103cm" svg:y="10.529cm">
          <draw:text-box>
            <text:p><text:span text:style-name="T1">p</text:span><text:span text:style-name="T2">3</text:span></text:p>
          </draw:text-box>
        </draw:frame>
        <draw:custom-shape draw:style-name="gr21" draw:text-style-name="P1" draw:layer="layout" svg:width="2.755cm" svg:height="2.119cm" svg:x="5.28cm" svg:y="11.1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2.755cm" svg:height="2.119cm" svg:x="7.48cm" svg:y="11.1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2.755cm" svg:height="2.119cm" svg:x="4.779cm" svg:y="13.2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" draw:layer="layout" svg:width="2.755cm" svg:height="2.119cm" svg:x="6.979cm" svg:y="13.2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layer="layout" svg:width="2.755cm" svg:height="2.119cm" svg:x="4.779cm" svg:y="11.6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1" draw:layer="layout" svg:width="2.755cm" svg:height="2.119cm" svg:x="6.979cm" svg:y="11.6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7" draw:text-style-name="P8" draw:layer="layout" svg:x1="6.861cm" svg:y1="8.255cm" svg:x2="6.816cm" svg:y2="10.676cm">
          <text:p/>
        </draw:line>
        <draw:frame draw:style-name="gr2" draw:layer="layout" svg:width="3.398cm" svg:height="0.64cm" svg:x="6.742cm" svg:y="8.835cm">
          <draw:text-box>
            <text:p text:style-name="P1"><text:span text:style-name="T7">Splitting the re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51" draw:display-name="Hatch 51" draw:style="double" draw:color="#800000" draw:distance="0.3cm" draw:rotation="900"/>
    <draw:hatch draw:name="Hatch_20_52" draw:display-name="Hatch 52" draw:style="double" draw:color="#0084d1" draw:distance="0.3cm" draw:rotation="900"/>
    <draw:hatch draw:name="Hatch_20_53" draw:display-name="Hatch 53" draw:style="double" draw:color="#92cca4" draw:distance="0.3cm" draw:rotation="900"/>
    <draw:hatch draw:name="Hatch_20_54" draw:display-name="Hatch 54" draw:style="double" draw:color="#e6e664" draw:distance="0.3cm" draw:rotation="900"/>
    <draw:hatch draw:name="Hatch_20_55" draw:display-name="Hatch 55" draw:style="double" draw:color="#ff950e" draw:distance="0.3cm" draw:rotation="900"/>
    <draw:hatch draw:name="Hatch_20_56" draw:display-name="Hatch 56" draw:style="double" draw:color="#9966cc" draw:distance="0.3cm" draw:rotation="900"/>
    <draw:hatch draw:name="Hatch_20_57" draw:display-name="Hatch 57" draw:style="double" draw:color="#ff3366" draw:distance="0.3cm" draw:rotation="900"/>
    <draw:hatch draw:name="Hatch_20_58" draw:display-name="Hatch 58" draw:style="double" draw:color="#999999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6H33M58S</meta:editing-duration>
    <meta:editing-cycles>16</meta:editing-cycles>
    <meta:generator>OpenOffice.org/3.1$Win32 OpenOffice.org_project/310m11$Build-9399</meta:generator>
    <dc:date>2012-08-08T22:53:40.26</dc:date>
    <dc:creator>andrea araldo</dc:creator>
    <meta:document-statistic meta:object-count="271"/>
  </office:meta>
</office:document-meta>
</file>